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de8df" officeooo:paragraph-rsid="001de8df" style:font-weight-asian="bold" style:font-weight-complex="bold"/>
    </style:style>
    <style:style style:name="P2" style:family="paragraph" style:parent-style-name="Standard">
      <style:text-properties fo:font-weight="normal" officeooo:rsid="001de8df" officeooo:paragraph-rsid="001de8df" style:font-weight-asian="normal" style:font-weight-complex="normal"/>
    </style:style>
    <style:style style:name="P3" style:family="paragraph" style:parent-style-name="Standard">
      <style:text-properties fo:font-weight="normal" officeooo:rsid="001fa7a5" officeooo:paragraph-rsid="001fa7a5" style:font-weight-asian="normal" style:font-weight-complex="normal"/>
    </style:style>
    <style:style style:name="P4" style:family="paragraph" style:parent-style-name="Standard">
      <style:text-properties fo:font-weight="normal" officeooo:rsid="00201e04" officeooo:paragraph-rsid="00201e04" style:font-weight-asian="normal" style:font-weight-complex="normal"/>
    </style:style>
    <style:style style:name="P5" style:family="paragraph" style:parent-style-name="Standard">
      <style:text-properties officeooo:paragraph-rsid="001e62f1"/>
    </style:style>
    <style:style style:name="T1" style:family="text">
      <style:text-properties officeooo:rsid="001f77d4"/>
    </style:style>
    <style:style style:name="T2" style:family="text">
      <style:text-properties officeooo:rsid="001fa7a5"/>
    </style:style>
    <style:style style:name="T3" style:family="text">
      <style:text-properties fo:font-weight="normal" style:font-weight-asian="normal" style:font-weight-complex="normal"/>
    </style:style>
    <style:style style:name="T4" style:family="text">
      <style:text-properties fo:font-weight="normal" officeooo:rsid="001e62f1" style:font-weight-asian="normal" style:font-weight-complex="normal"/>
    </style:style>
    <style:style style:name="T5" style:family="text">
      <style:text-properties fo:font-weight="normal" officeooo:rsid="002118ee" style:font-weight-asian="normal" style:font-weight-complex="normal"/>
    </style:style>
    <style:style style:name="T6" style:family="text">
      <style:text-properties fo:font-weight="normal" officeooo:rsid="001f77d4" style:font-weight-asian="normal" style:font-weight-complex="normal"/>
    </style:style>
    <style:style style:name="T7" style:family="text">
      <style:text-properties fo:font-weight="normal" officeooo:rsid="001fa7a5" style:font-weight-asian="normal" style:font-weight-complex="normal"/>
    </style:style>
    <style:style style:name="T8" style:family="text">
      <style:text-properties officeooo:rsid="00201e04"/>
    </style:style>
    <style:style style:name="T9" style:family="text">
      <style:text-properties officeooo:rsid="002118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 </text:p>
      <text:p text:style-name="P2">De-biasing GAIA classification with Machine Learning</text:p>
      <text:p text:style-name="P2"/>
      <text:p text:style-name="P1">Description: </text:p>
      <text:p text:style-name="P5"><text:span text:style-name="T4">Quasar</text:span><text:span text:style-name="T5">s</text:span><text:span text:style-name="T4"> are excellent indicators of earlier epochs and </text:span><text:span text:style-name="T6">hence</text:span><text:span text:style-name="T4"> crucial to our understanding of the early Universe. </text:span><text:span text:style-name="T6">That is, if we can locate them!</text:span><text:span text:style-name="T4"> </text:span><text:span text:style-name="T6">This magnifies the great need of objective classification methods among different sources </text:span><text:span text:style-name="T5">in</text:span><text:span text:style-name="T6"> the sky.</text:span><text:span text:style-name="T4"> Is it possible gain a new, unbiased classification method to trace quasars? </text:span><text:span text:style-name="T6">In the attempt to answer that question, this project </text:span><text:span text:style-name="T7">will</text:span><text:span text:style-name="T6"> make use of </text:span><text:span text:style-name="T4">a variety of machine learning models</text:span><text:span text:style-name="T6"> </text:span><text:span text:style-name="T7">and try to clarify any outcome via</text:span><text:span text:style-name="T6"> relevant preprocessing </text:span><text:span text:style-name="T7">and cross validation. </text:span></text:p>
      <text:p text:style-name="P1"/>
      <text:p text:style-name="P1">Hours of supervision: <text:span text:style-name="T8">15</text:span><text:span text:style-name="T2"> h</text:span></text:p>
      <text:p text:style-name="P1"/>
      <text:p text:style-name="P1">Meetings – how often? <text:span text:style-name="T2">1-2 a week</text:span></text:p>
      <text:p text:style-name="P1"/>
      <text:p text:style-name="P1">Expectations supervisor</text:p>
      <text:p text:style-name="P3">The supervisor is expected to answer emails in between the meetings and <text:span text:style-name="T8">provide inputs to the final report ensuring its relevance in the context of </text:span><text:span text:style-name="T9">state of the art literature</text:span><text:span text:style-name="T8">. </text:span></text:p>
      <text:p text:style-name="P1"/>
      <text:p text:style-name="P1">Expectations student</text:p>
      <text:p text:style-name="P4">The student is expected to take the initiative in case she needs help with anything during the project. Further, it is expected that she will provide the supervisor with ongoing updates as she progress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8T21:04:09.678551279</meta:creation-date>
    <meta:generator>LibreOffice/6.4.5.2$Linux_X86_64 LibreOffice_project/40$Build-2</meta:generator>
    <dc:date>2020-10-28T21:51:51.742046692</dc:date>
    <meta:editing-duration>PT13M52S</meta:editing-duration>
    <meta:editing-cycles>3</meta:editing-cycles>
    <meta:document-statistic meta:table-count="0" meta:image-count="0" meta:object-count="0" meta:page-count="1" meta:paragraph-count="10" meta:word-count="169" meta:character-count="1064" meta:non-whitespace-character-count="900"/>
  </office:meta>
</office:document-meta>
</file>